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2.0256in"/>
    </style:style>
    <style:style style:name="co4" style:family="table-column">
      <style:table-column-properties fo:break-before="auto" style:column-width="2.4811in"/>
    </style:style>
    <style:style style:name="co6" style:family="table-column">
      <style:table-column-properties fo:break-before="auto" style:column-width="1.6634in"/>
    </style:style>
    <style:style style:name="co7" style:family="table-column">
      <style:table-column-properties fo:break-before="auto" style:column-width="2.248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table table:name="nodes_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4"/>
        <table:table-column table:style-name="co7" table:default-cell-style-name="ce7"/>
        <table:table-column table:style-name="co5" table:default-cell-style-name="ce2"/>
        <table:table-column table:style-name="co5" table:number-columns-repeated="1017" table:default-cell-style-name="ce10"/>
        <table:table-row table:style-name="ro3">
          <table:table-cell table:style-name="ce1" office:value-type="string">
            <text:p>HTM </text:p>
            <text:p>(BitShift)</text:p>
          </table:table-cell>
          <table:table-cell table:style-name="ce1" office:value-type="string">
            <text:p>nodeIndex</text:p>
            <text:p>(indexes nodes_, quads_)</text:p>
          </table:table-cell>
          <table:table-cell table:style-name="ce1" office:value-type="string">
            <text:p>nodes_</text:p>
          </table:table-cell>
          <table:table-cell table:style-name="ce1"/>
          <table:table-cell table:style-name="ce5"/>
          <table:table-cell table:style-name="ce6"/>
          <table:table-cell table:style-name="ce1"/>
          <table:table-cell table:style-name="ce9" table:number-columns-repeated="1017"/>
        </table:table-row>
        <table:table-row table:style-name="ro4">
          <table:table-cell table:number-columns-repeated="3" office:value-type="float" office:value="0">
            <text:p>0</text:p>
          </table:table-cell>
          <table:table-cell table:style-name="ce4" office:value-type="string">
            <text:p>The invalid node.</text:p>
          </table:table-cell>
          <table:table-cell table:number-columns-repeated="1020"/>
        </table:table-row>
        <table:table-row table:style-name="ro4">
          <table:table-cell office:value-type="string">
            <text:p>S0..N3</text:p>
          </table:table-cell>
          <table:table-cell office:value-type="string">
            <text:p>1 – 8</text:p>
          </table:table-cell>
          <table:table-cell office:value-type="string">
            <text:p>base nodes</text:p>
          </table:table-cell>
          <table:table-cell table:style-name="ce4" office:value-type="string">
            <text:p>The octagon</text:p>
          </table:table-cell>
          <table:table-cell office:value-type="string">
            <text:p>This is layerLevel=0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S0...0..N3...3 </text:p>
            <text:p>(depends on depth)</text:p>
          </table:table-cell>
          <table:table-cell office:value-type="string">
            <text:p>IOFFSET+0</text:p>
          </table:table-cell>
          <table:table-cell office:value-type="string">
            <text:p>Node000</text:p>
          </table:table-cell>
          <table:table-cell table:style-name="ce4" office:value-type="string">
            <text:p>The first stored leaf</text:p>
          </table:table-cell>
          <table:table-cell office:value-type="string">
            <text:p>IOFFSET=9 for the octagon, bareId starts at 0 here.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IOFFSET+1</text:p>
          </table:table-cell>
          <table:table-cell office:value-type="string">
            <text:p>Node00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office:value-type="string">
            <text:p>N3...3 at Depth</text:p>
          </table:table-cell>
          <table:table-cell office:value-type="string">
            <text:p>IOFFSET+leaves_</text:p>
          </table:table-cell>
          <table:table-cell office:value-type="string">
            <text:p>NodeLastAtBuildlevel</text:p>
          </table:table-cell>
          <table:table-cell table:style-name="ce4" office:value-type="string">
            <text:p>The last stored leaf</text:p>
          </table:table-cell>
          <table:table-cell office:value-type="string">
            <text:p>storedleaves_ = numberOfFaces at buildlevel_;</text:p>
          </table:table-cell>
          <table:table-cell table:style-name="ce8"/>
          <table:table-cell table:number-columns-repeated="1018"/>
        </table:table-row>
        <table:table-row table:style-name="ro4">
          <table:table-cell office:value-type="string">
            <text:p>N3...3 at Depth-1</text:p>
          </table:table-cell>
          <table:table-cell/>
          <table:table-cell office:value-type="string">
            <text:p>NodeLastAtBuildlevelMinusOne</text:p>
          </table:table-cell>
          <table:table-cell table:style-name="ce4" office:value-type="string">
            <text:p>The last non-leaf node</text:p>
          </table:table-cell>
          <table:table-cell office:value-type="string">
            <text:p>The last non stored leaf.</text:p>
          </table:table-cell>
          <table:table-cell table:number-columns-repeated="1019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office:value-type="string">
            <text:p>S01?</text:p>
          </table:table-cell>
          <table:table-cell office:value-type="string">
            <text:p>nodes_.size()-1-1</text:p>
          </table:table-cell>
          <table:table-cell office:value-type="string">
            <text:p>NonLeafNode1</text:p>
          </table:table-cell>
          <table:table-cell table:style-name="ce4" office:value-type="string">
            <text:p>etc.</text:p>
          </table:table-cell>
          <table:table-cell table:number-columns-repeated="1020"/>
        </table:table-row>
        <table:table-row table:style-name="ro4">
          <table:table-cell office:value-type="string">
            <text:p>S00?</text:p>
          </table:table-cell>
          <table:table-cell office:value-type="string">
            <text:p>nodes_.size()-1-0</text:p>
          </table:table-cell>
          <table:table-cell office:value-type="string">
            <text:p>NonLeafNode0</text:p>
          </table:table-cell>
          <table:table-cell table:style-name="ce4" office:value-type="string">
            <text:p>The first non-leaf node, these are at lower levels than the stored leaves.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number-columns-repeated="3"/>
          <table:table-cell table:style-name="ce4" office:value-type="string">
            <text:p>nodes_.size() = Sum(i=0..buildlevel_,8*4**i)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ce4" office:value-type="string">
            <text:p>See SpatialIndex::vMax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The number of nodes at a layerLevel is 8 * 4**layerLevel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160125-MLR layerLevel = depth-1. You might say that currently depth is the level of the leaves.</text:p>
          </table:table-cell>
          <table:table-cell table:number-columns-repeated="2"/>
          <table:table-cell table:style-name="ce4"/>
          <table:table-cell table:style-name="Default"/>
          <table:table-cell table:number-columns-repeated="1019"/>
        </table:table-row>
        <table:table-row table:style-name="ro4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storedleaves_ = numberOfFaces at buildlevel_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leaves_ = numberOfFaces at maxlevel_; obtained via leafCount();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 office:value-type="string">
            <text:p>CalculatedLeaves or just leaves are calculated on the fly when maxlevel_ is greater than buildlevel_.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style-name="ce4"/>
          <table:table-cell table:number-columns-repeated="3"/>
          <table:table-cell table:style-name="Default"/>
          <table:table-cell table:number-columns-repeated="1019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office:value-type="string">
            <text:p>name</text:p>
          </table:table-cell>
          <table:table-cell office:value-type="string">
            <text:p>depth</text:p>
          </table:table-cell>
          <table:table-cell office:value-type="string">
            <text:p>level</text:p>
          </table:table-cell>
          <table:table-cell/>
          <table:table-cell table:style-name="Default" office:value-type="string">
            <text:p>leafLo</text:p>
          </table:table-cell>
          <table:table-cell office:value-type="string">
            <text:p>leafHi</text:p>
          </table:table-cell>
          <table:table-cell table:number-columns-repeated="1018"/>
        </table:table-row>
        <table:table-row table:style-name="ro4">
          <table:table-cell office:value-type="string">
            <text:p>S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ctagon</text:p>
          </table:table-cell>
          <table:table-cell office:value-type="float" office:value="9">
            <text:p>9</text:p>
          </table:table-cell>
          <table:table-cell table:formula="of:=[.E28]+8*(4^[.C28])" office:value-type="float" office:value="17">
            <text:p>17</text:p>
          </table:table-cell>
          <table:table-cell table:number-columns-repeated="1018"/>
        </table:table-row>
        <table:table-row table:style-name="ro4">
          <table:table-cell office:value-type="string">
            <text:p>S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[.E29]+8*(4^[.C29])" office:value-type="float" office:value="41">
            <text:p>41</text:p>
          </table:table-cell>
          <table:table-cell table:number-columns-repeated="1018"/>
        </table:table-row>
        <table:table-row table:style-name="ro4">
          <table:table-cell office:value-type="string">
            <text:p>S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formula="of:=[.E30]+8*(4^[.C30])" office:value-type="float" office:value="137">
            <text:p>13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formula="of:=[.E31]+8*(4^[.C31])" office:value-type="float" office:value="521">
            <text:p>52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formula="of:=[.E32]+8*(4^[.C32])" office:value-type="float" office:value="2057">
            <text:p>205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formula="of:=[.E33]+8*(4^[.C33])" office:value-type="float" office:value="8201">
            <text:p>820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formula="of:=[.E34]+8*(4^[.C34])" office:value-type="float" office:value="32777">
            <text:p>3277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formula="of:=[.E35]+8*(4^[.C35])" office:value-type="float" office:value="131081">
            <text:p>13108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formula="of:=[.E36]+8*(4^[.C36])" office:value-type="float" office:value="524297">
            <text:p>52429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[.E37]+8*(4^[.C37])" office:value-type="float" office:value="2097161">
            <text:p>209716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table:formula="of:=[.E38]+8*(4^[.C38])" office:value-type="float" office:value="8388617">
            <text:p>838861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formula="of:=[.E39]+8*(4^[.C39])" office:value-type="float" office:value="33554441">
            <text:p>3355444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9">
            <text:p>9</text:p>
          </table:table-cell>
          <table:table-cell table:formula="of:=[.E40]+8*(4^[.C40])" office:value-type="float" office:value="134217737">
            <text:p>13421773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table:formula="of:=[.E41]+8*(4^[.C41])" office:value-type="float" office:value="536870921">
            <text:p>53687092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9">
            <text:p>9</text:p>
          </table:table-cell>
          <table:table-cell table:formula="of:=[.E42]+8*(4^[.C42])" office:value-type="float" office:value="2147483657">
            <text:p>214748365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9">
            <text:p>9</text:p>
          </table:table-cell>
          <table:table-cell table:formula="of:=[.E43]+8*(4^[.C43])" office:value-type="float" office:value="8589934601">
            <text:p>858993460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table:formula="of:=[.E44]+8*(4^[.C44])" office:value-type="float" office:value="34359738377">
            <text:p>3435973837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 table:formula="of:=[.E45]+8*(4^[.C45])" office:value-type="float" office:value="137438953481">
            <text:p>13743895348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9">
            <text:p>9</text:p>
          </table:table-cell>
          <table:table-cell table:formula="of:=[.E46]+8*(4^[.C46])" office:value-type="float" office:value="549755813897">
            <text:p>54975581389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formula="of:=[.E47]+8*(4^[.C47])" office:value-type="float" office:value="2199023255561">
            <text:p>219902325556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9">
            <text:p>9</text:p>
          </table:table-cell>
          <table:table-cell table:formula="of:=[.E48]+8*(4^[.C48])" office:value-type="float" office:value="8796093022217">
            <text:p>879609302221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9">
            <text:p>9</text:p>
          </table:table-cell>
          <table:table-cell table:formula="of:=[.E49]+8*(4^[.C49])" office:value-type="float" office:value="35184372088841">
            <text:p>3518437208884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9">
            <text:p>9</text:p>
          </table:table-cell>
          <table:table-cell table:formula="of:=[.E50]+8*(4^[.C50])" office:value-type="float" office:value="140737488355337">
            <text:p>140737488355337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9">
            <text:p>9</text:p>
          </table:table-cell>
          <table:table-cell table:formula="of:=[.E51]+8*(4^[.C51])" office:value-type="float" office:value="562949953421321">
            <text:p>562949953421321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9">
            <text:p>9</text:p>
          </table:table-cell>
          <table:table-cell table:formula="of:=[.E52]+8*(4^[.C52])" office:value-type="float" office:value="2.25179981368526E+015">
            <text:p>225179981368526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9">
            <text:p>9</text:p>
          </table:table-cell>
          <table:table-cell table:formula="of:=[.E53]+8*(4^[.C53])" office:value-type="float" office:value="9.007199254741E+015">
            <text:p>9007199254741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 table:formula="of:=[.E54]+8*(4^[.C54])" office:value-type="float" office:value="3.6028797018964E+016">
            <text:p>36028797018964000</text:p>
          </table:table-cell>
          <table:table-cell table:number-columns-repeated="1018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2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ilee</meta:initial-creator>
    <meta:creation-date>2016-01-25T10:57:27</meta:creation-date>
    <dc:date>2016-03-23T12:57:18</dc:date>
    <dc:creator>Michael Rilee</dc:creator>
    <meta:editing-duration>PT16H2M59S</meta:editing-duration>
    <meta:editing-cycles>36</meta:editing-cycles>
    <meta:generator>OpenOffice/4.1.1$Unix OpenOffice.org_project/411m6$Build-9775</meta:generator>
    <meta:document-statistic meta:table-count="3" meta:cell-count="137" meta:object-count="0"/>
  </office:meta>
</office:document-meta>
</file>